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/>
    <style:font-face style:name="CMU Sans Serif" svg:font-family="'CMU Sans Serif'" style:font-family-generic="swiss"/>
    <style:font-face style:name="FreeSans1" svg:font-family="FreeSans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style:text-position="-33% 80%"/>
    </style:style>
    <style:style style:name="T2" style:family="text">
      <style:text-properties style:text-position="33% 8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Siemens 1GG6166-0JC40-7MV5</text:p>
      <text:p text:style-name="Text_20_body">lk 3/8</text:p>
      <text:p text:style-name="Text_20_body">P<text:span text:style-name="T1">N</text:span> = 36 kW<text:line-break/>m = 428 kg<text:line-break/>J = 0,46 kg·m<text:span text:style-name="T2">2</text:span><text:line-break/>U<text:span text:style-name="T1">A</text:span> = 520 V<text:line-break/>n<text:span text:style-name="T1">N</text:span> = 710 min<text:span text:style-name="T2">-1</text:span><text:line-break/>T<text:span text:style-name="T1">N</text:span> = 484 N·m<text:line-break/>I<text:span text:style-name="T1">N</text:span> = 84 A<text:line-break/>L<text:span text:style-name="T1">A</text:span> = 11,5 mH<text:line-break/>R<text:span text:style-name="T1">A</text:span> (θ = 120 °C) = 0,932 Ω<text:line-break/>η = 78%<text:line-break/>n<text:span text:style-name="T1">Fmax</text:span> = 1650 min<text:span text:style-name="T2">-1</text:span><text:line-break/>U<text:span text:style-name="T1">FN</text:span> = 310 V<text:line-break/>n<text:span text:style-name="T1">mech</text:span> = 4500 min<text:span text:style-name="T2">-1</text:span><text:line-break/>P<text:span text:style-name="T1">field</text:span> = 2,3 kW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U Serif" svg:font-family="'CMU Serif'" style:font-family-generic="roman"/>
    <style:font-face style:name="CMU Sans Serif" svg:font-family="'CMU Sans Serif'" style:font-family-generic="swiss"/>
    <style:font-face style:name="FreeSans1" svg:font-family="FreeSans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MU Serif" fo:font-size="12pt" fo:language="et" fo:country="E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CMU Serif" fo:font-size="12pt" fo:language="et" fo:country="E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MU Sans Serif" fo:font-family="'CMU Sans Serif'" style:font-family-generic="swiss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CMU Serif" fo:font-family="'CMU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MU Serif" fo:font-family="'CMU Serif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MU Serif" fo:font-family="'CMU Serif'" style:font-family-generic="roman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t Valentin</meta:initial-creator>
    <meta:creation-date>2014-02-12T22:23:21.885059279</meta:creation-date>
    <dc:date>2014-02-12T22:24:04.248008336</dc:date>
    <dc:creator>But Valentin</dc:creator>
    <meta:editing-duration>P0D</meta:editing-duration>
    <meta:editing-cycles>1</meta:editing-cycles>
    <meta:document-statistic meta:table-count="0" meta:image-count="0" meta:object-count="0" meta:page-count="1" meta:paragraph-count="3" meta:word-count="63" meta:character-count="230" meta:non-whitespace-character-count="170"/>
    <meta:generator>LibreOffice/4.1.5.3$Linux_X86_64 LibreOffice_project/410m0$Build-3</meta:generator>
  </office:meta>
</office:document-meta>
</file>